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6.7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cofCLANM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row table:style-name="ro1">
          <table:table-cell table:number-columns-repeated="5"/>
          <table:table-cell office:value-type="string" calcext:value-type="string">
            <text:p>FUT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PPRE</text:p>
          </table:table-cell>
          <table:table-cell office:value-type="string" calcext:value-type="string">
            <text:p>prep inf</text:p>
          </table:table-cell>
          <table:table-cell office:value-type="string" calcext:value-type="string">
            <text:p>n conj det</text:p>
          </table:table-cell>
          <table:table-cell office:value-type="string" calcext:value-type="string">
            <text:p>n adj</text:p>
          </table:table-cell>
          <table:table-cell office:value-type="string" calcext:value-type="string">
            <text:p>n prep n</text:p>
          </table:table-cell>
          <table:table-cell table:number-columns-repeated="2" office:value-type="string" calcext:value-type="string">
            <text:p>cest que</text:p>
          </table:table-cell>
          <table:table-cell table:number-columns-repeated="2" office:value-type="string" calcext:value-type="string">
            <text:p>y a qu</text:p>
          </table:table-cell>
          <table:table-cell office:value-type="string" calcext:value-type="string">
            <text:p>v inf</text:p>
          </table:table-cell>
          <table:table-cell office:value-type="string" calcext:value-type="string">
            <text:p>di qu</text:p>
          </table:table-cell>
          <table:table-cell office:value-type="string" calcext:value-type="string">
            <text:p>plu qu</text:p>
          </table:table-cell>
          <table:table-cell office:value-type="string" calcext:value-type="string">
            <text:p>proobj</text:p>
          </table:table-cell>
        </table:table-row>
        <table:table-row table:style-name="ro1">
          <table:table-cell office:value-type="string" calcext:value-type="string">
            <text:p>../tcof/chi-trans-metaok/Enzo1_Nov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jessica1_c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drea1_u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mathieu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anne1_r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robin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manon1_k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alona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4.23" calcext:value-type="float">
            <text:p>4.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gaelle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awen1_c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chi-trans-metaok/mathilde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Clementin1_B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milie1_ri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ix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manon1_er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thomas1_p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a1_l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my1_S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guillaume1_po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louise1_ge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clara1_l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Adelphe1_P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Baptiste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uca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juliette1_st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lilou1_hu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thibaut1_d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Ester1_Ze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chi-trans-metaok/moustapha1_ab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organe1_m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ophelie1_baq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bengaly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eo1_roy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thibaud1_s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lementine1_b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cecile1_d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lucile1_f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jonathan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valentine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charlotte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3.17" calcext:value-type="float">
            <text:p>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toine1_nu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valentin1_bi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9.17" calcext:value-type="float">
            <text:p>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chi-trans-metaok/adele1_t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romy1_t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oscar1_f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raphael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Jeanne1_D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clara1_du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Capucine1_Sa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alexandre1_bo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fantine1_m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Aela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../tcof/chi-trans-metaok/jeremy1_p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liott1_Chi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yassine1_n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ines1_h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alexandre1_d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Joseph1_Cla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chi-trans-metaok/Dania1_Co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chi-trans-metaok/laura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melanie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aptiste1_l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/tcof/chi-trans-metaok/adelin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pauline1_m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amille1_Si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rose1_r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maelle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../tcof/chi-trans-metaok/constanc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alice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Alicia1_B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florian1_s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naomi1_sl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sebastien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ais1_m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Joachim1_Al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benedicte1_le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3.17" calcext:value-type="float">
            <text:p>3.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chi-trans-metaok/Erwan1_F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gabriel1_rez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uana1_al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manon1_l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Carla1_Co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maurine1_h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louis1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lemence1_b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Elise1_He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Baptiste1_Ku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alissa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thibault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athilde1_r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Eva1_M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sarah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aura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deline1_gif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argot1_ko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camille1_m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jeanne1_h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heloise1_gu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melie1_be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9.17" calcext:value-type="float">
            <text:p>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oris1_pe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corentin1_b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../tcof/chi-trans-metaok/Cloe1_Ts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/tcof/chi-trans-metaok/valentin1_l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aureen1_gu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ucie1_l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Claire1_K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hibraim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samuel1_l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aline1_r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nola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harlotte1_gi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4.23" calcext:value-type="float">
            <text:p>4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lea1_cu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oralie1_Ar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../tcof/chi-trans-metaok/Antonin1_J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constant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aurine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./tcof/chi-trans-metaok/lorraine1_sp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walid1_m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Hugo1_Hyp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victoire1_du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ngi1_Hu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youssef1_t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kelly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8.11" calcext:value-type="float">
            <text:p>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clelie1_du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jordan1_t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ucie1_v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7.05" calcext:value-type="float">
            <text:p>7.0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./tcof/chi-trans-metaok/Elliot1_De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chi-trans-metaok/marianne1_st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ou1_t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Eva1_Go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ouis1_l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chi-trans-metaok/nathan1_m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Elif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camille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aurine2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../tcof/chi-trans-metaok/clement1_m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leo1_p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./tcof/chi-trans-metaok/baptiste1_z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isa1_rh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mano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Alban1_Ta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armelle1_d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8.11" calcext:value-type="float">
            <text:p>8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hloe1_f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laurie1_j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gaetan1_b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aline1_g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xaviere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elen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chi-trans-metaok/alexandre1_l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margaux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marianne1_v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eo1_ro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8.11" calcext:value-type="float">
            <text:p>8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./tcof/chi-trans-metaok/Corentin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../tcof/chi-trans-metaok/louis2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drea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antonin1_j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thibault1_lev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0.23" calcext:value-type="float">
            <text:p>10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remi1_di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chi-trans-metaok/Axel1_Ga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mence1_ha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ouis1_tr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jules1_p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tidiane1_ec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marion1_gu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baptiste1_g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chi-trans-metaok/laurine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chi-trans-metaok/Cassandre1_And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xel1_Ja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alexis1_r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leophee1_p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Enzo1_Nov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chi-trans-metaok/jessica1_c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andrea1_u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mathieu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nne1_r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robin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manon1_k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alona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gaelle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chi-trans-metaok/awen1_c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mathilde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Clementin1_B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emilie1_ri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ix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./tcof/chi-trans-metaok/manon1_er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thomas1_p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aura1_l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my1_S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guillaume1_po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louise1_ge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lara1_l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Adelphe1_P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Baptiste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uca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../tcof/chi-trans-metaok/juliette1_st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lilou1_hu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thibaut1_d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Ester1_Ze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chi-trans-metaok/moustapha1_ab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morgane1_m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./tcof/chi-trans-metaok/ophelie1_baq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./tcof/chi-trans-metaok/bengaly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leo1_roy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thibaud1_s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clementine1_b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cecile1_d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lucile1_f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jonathan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valentine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harlotte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ntoine1_nu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valentin1_bi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../tcof/chi-trans-metaok/adele1_t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romy1_t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oscar1_f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raphael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Jeanne1_D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clara1_du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Capucine1_Sa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alexandre1_bo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fantine1_m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Aela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jeremy1_p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Eliott1_Chi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yassine1_n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ines1_h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alexandre1_d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Joseph1_Cla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Dania1_Co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aura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melanie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aptiste1_l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adelin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pauline1_m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Camille1_Si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rose1_r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maelle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chi-trans-metaok/constanc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../tcof/chi-trans-metaok/alice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Alicia1_B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florian1_s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naomi1_sl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sebastien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anais1_m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Joachim1_Al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benedicte1_le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chi-trans-metaok/Erwan1_F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gabriel1_rez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uana1_al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manon1_l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Carla1_Co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maurine1_h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louis1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lemence1_b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lise1_He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Baptiste1_Ku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alissa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thibault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mathilde1_r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Eva1_M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sarah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aura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adeline1_gif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margot1_ko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amille1_m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jeanne1_h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heloise1_gu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amelie1_be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oris1_pe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corentin1_b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../tcof/chi-trans-metaok/Cloe1_Ts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valentin1_l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een1_gu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ucie1_l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../tcof/chi-trans-metaok/Claire1_K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hibraim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samuel1_l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ine1_r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nola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harlotte1_gi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lea1_cu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chi-trans-metaok/Coralie1_Ar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../tcof/chi-trans-metaok/Antonin1_J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 office:value-type="float" office:value="1.09" calcext:value-type="float">
            <text:p>1.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constant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laurine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../tcof/chi-trans-metaok/lorraine1_sp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walid1_m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Hugo1_Hyp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victoire1_du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Engi1_Hu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youssef1_t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kelly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lelie1_du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ordan1_t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lucie1_v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../tcof/chi-trans-metaok/Elliot1_De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chi-trans-metaok/marianne1_st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lou1_t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chi-trans-metaok/Eva1_Go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louis1_l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nathan1_m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../tcof/chi-trans-metaok/Elif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chi-trans-metaok/camille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ine2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../tcof/chi-trans-metaok/clement1_m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ouis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leo1_p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chi-trans-metaok/baptiste1_z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lisa1_rh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mano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Alban1_Ta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armelle1_d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chloe1_f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chi-trans-metaok/laurie1_j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gaetan1_b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/tcof/chi-trans-metaok/aline1_g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xaviere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celen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../tcof/chi-trans-metaok/alexandre1_l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margaux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../tcof/chi-trans-metaok/marianne1_v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leo1_ro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chi-trans-metaok/Corentin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chi-trans-metaok/louis2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andrea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antonin1_j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../tcof/chi-trans-metaok/thibault1_lev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remi1_di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chi-trans-metaok/Axel1_Ga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lemence1_ha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chi-trans-metaok/louis1_tr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chi-trans-metaok/jules1_p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tidiane1_ec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marion1_gu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baptiste1_g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chi-trans-metaok/laurine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chi-trans-metaok/Cassandre1_And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chi-trans-metaok/Axel1_Ja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alexis1_r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chi-trans-metaok/cleophee1_p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5T00:49:53.937851299</dc:date>
    <meta:editing-duration>PT2M53S</meta:editing-duration>
    <meta:editing-cycles>1</meta:editing-cycles>
    <meta:document-statistic meta:table-count="1" meta:cell-count="8454" meta:object-count="0"/>
    <meta:generator>LibreOffice/6.0.7.3$Linux_X86_64 LibreOffice_project/00m0$Build-3</meta:generator>
  </office:meta>
</office:document-meta>
</file>